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7a80" officeooo:paragraph-rsid="00047a80"/>
    </style:style>
    <style:style style:name="P2" style:family="paragraph" style:parent-style-name="Standard">
      <style:text-properties officeooo:rsid="00047a80" officeooo:paragraph-rsid="0007ad47"/>
    </style:style>
    <style:style style:name="P3" style:family="paragraph" style:parent-style-name="Standard">
      <style:text-properties officeooo:rsid="0005eb04" officeooo:paragraph-rsid="0005eb04"/>
    </style:style>
    <style:style style:name="P4" style:family="paragraph" style:parent-style-name="Standard">
      <style:text-properties officeooo:rsid="000d1d76" officeooo:paragraph-rsid="000d1d76"/>
    </style:style>
    <style:style style:name="P5" style:family="paragraph" style:parent-style-name="Standard">
      <style:text-properties officeooo:rsid="000daf88" officeooo:paragraph-rsid="000daf88"/>
    </style:style>
    <style:style style:name="T1" style:family="text">
      <style:text-properties officeooo:rsid="0005eb04"/>
    </style:style>
    <style:style style:name="T2" style:family="text">
      <style:text-properties officeooo:rsid="0007ad47"/>
    </style:style>
    <style:style style:name="T3" style:family="text">
      <style:text-properties officeooo:rsid="000a1e2e"/>
    </style:style>
    <style:style style:name="T4" style:family="text">
      <style:text-properties officeooo:rsid="000bbee1"/>
    </style:style>
    <style:style style:name="T5" style:family="text">
      <style:text-properties officeooo:rsid="000bcc7e"/>
    </style:style>
    <style:style style:name="T6" style:family="text">
      <style:text-properties officeooo:rsid="000d1d76"/>
    </style:style>
    <style:style style:name="T7" style:family="text">
      <style:text-properties officeooo:rsid="000daf88"/>
    </style:style>
    <style:style style:name="T8" style:family="text">
      <style:text-properties officeooo:rsid="000f0511"/>
    </style:style>
    <style:style style:name="T9" style:family="text">
      <style:text-properties officeooo:rsid="00126d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Álvaro Maia Chaves</text:p>
      <text:p text:style-name="P1">Data: 13/12/2024</text:p>
      <text:p text:style-name="P1"/>
      <text:p text:style-name="P2">1) <text:span text:style-name="T1">Para criar tal sistema </text:span><text:span text:style-name="T2">pode-se usar o método de clustering para organizar os gostos de grupos de amostras de clientes de acordo com a idade para melhor recomendação, e para continuar adquirindo essas amostras também sera usado a técnica de amostragem aleatória progressiva para que possa continuar aumentando a quantidade de amostrar mantendo a acurácia de recomendação, só restando remover dados redundantes, duplicados, e inconsistentes, principalmente relacionados a idade </text:span><text:span text:style-name="T6">muito abaixo ou acima do normal ou a ausência dela</text:span><text:span text:style-name="T2">. Fazendo assim o sistema já se encontrara com recomendações para grupos de clientes de diferentes idades como também um influxo de amostras que não prejudiquem a sua acurácia.</text:span></text:p>
      <text:p text:style-name="P2"><text:span text:style-name="T2">Já para organizar essas novas amostras em seus determinados clusters pode-se usar o algoritmo KNN, onde a </text:span><text:span text:style-name="T3">nova </text:span><text:span text:style-name="T2">amostra sera atribuída uma classe </text:span><text:span text:style-name="T3">de acordo com a moda de classe da quantidade K de amostras próximas a ela, ou seja uma pessoa de 15 anos que gosta mais de livros sera atribuída a uma classe perto dessa faixa etária relacionada a livros.</text:span></text:p>
      <text:p text:style-name="P1"/>
      <text:p text:style-name="P3">2) a) <text:span text:style-name="T3">Primeiramente se removeria outliners do conjunto de dados, como também dados inconsistentes, duplicados. </text:span><text:span text:style-name="T4">Apos isso para criar um conjunto de dados tanto para treinamento como para validação inicial sera usado a o método hold-out, dividindo o conjunto de dados igualmente entre treino e validação. E então usaria o KNN para validar e treinar o modelo para </text:span><text:span text:style-name="T5">classificar o produto esperado usando as amostras dos conjuntos quem contem os dados do usuário. Assim para que possa funcionar, a classe tem que ter detalhes sobre o usuário como, 1. </text:span><text:span text:style-name="T6">ID do usuário, 2. </text:span><text:span text:style-name="T5">idade, </text:span><text:span text:style-name="T6">3</text:span><text:span text:style-name="T5">. tipo do produto </text:span><text:span text:style-name="T6">comprado</text:span><text:span text:style-name="T5"> (</text:span><text:span text:style-name="T6">Codificado em one-hot-coding</text:span><text:span text:style-name="T5">), </text:span><text:span text:style-name="T6">4</text:span><text:span text:style-name="T5">. </text:span><text:span text:style-name="T6">gênero (sendo masculino 0, feminino 1, não-binario 3 e outro 4).</text:span></text:p>
      <text:p text:style-name="P3"/>
      <text:p text:style-name="P3"/>
      <text:p text:style-name="P3">b) <text:span text:style-name="T6">O banco de dados deve conter uma tabela com o nome compras_realizadas, e como atributos deve conter o id do usuário, idade, qual produto comprado </text:span><text:span text:style-name="T7">e </text:span><text:span text:style-name="T6">o gênero.</text:span></text:p>
      <text:p text:style-name="P4">Assim agora sera necessário povoar o banco de dados com casos de compra no site, criando assim uma base de casos para acesso do CBR( Case-based Reasoning ), após uma boa quantidade de casos armazenados, pode-se começar a usar os 4Rs:</text:p>
      <text:p text:style-name="P4">1. Recuperação: <text:span text:style-name="T7">Com um novo caso recebido contendo os dados do usuário, é recuperado os casos da base de casos que tem mais similaridades com o caso novo.</text:span></text:p>
      <text:p text:style-name="P5">2. Reutilização: Com o caso recuperado, pode usar a compra atribuída a esse caso para sugerir uma compra para esse novo caso.</text:p>
      <text:p text:style-name="P5">3. Revisão: Apos a sugestão encontrada para usuário, ele pode avaliar se aquela sugestão é valida para ele.</text:p>
      <text:p text:style-name="P5">4. R<text:span text:style-name="T8">e</text:span><text:span text:style-name="T9">uso</text:span><text:span text:style-name="T8">: Se a sugestão for valida para o novo caso ( Usuário ), ela com o novo caso são salvos na base de casos para poderem serem usad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3:12:35.403359297</meta:creation-date>
    <meta:generator>LibreOffice/7.3.7.2$Linux_X86_64 LibreOffice_project/30$Build-2</meta:generator>
    <dc:date>2024-12-13T14:58:04.711647852</dc:date>
    <meta:editing-duration>PT5M24S</meta:editing-duration>
    <meta:editing-cycles>3</meta:editing-cycles>
    <meta:document-statistic meta:table-count="0" meta:image-count="0" meta:object-count="0" meta:page-count="1" meta:paragraph-count="11" meta:word-count="457" meta:character-count="2709" meta:non-whitespace-character-count="2263"/>
  </office:meta>
</office:document-meta>
</file>